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e48" officeooo:paragraph-rsid="00111e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é Rogério de Lima e Silva</text:p>
      <text:p text:style-name="P1">sitio vaca</text:p>
      <text:p text:style-name="P1">Técnico em informá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3:32:37.319000000</meta:creation-date>
    <dc:date>2019-08-28T13:34:22.866000000</dc:date>
    <meta:editing-duration>PT1M46S</meta:editing-duration>
    <meta:editing-cycles>1</meta:editing-cycles>
    <meta:document-statistic meta:table-count="0" meta:image-count="0" meta:object-count="0" meta:page-count="1" meta:paragraph-count="3" meta:word-count="11" meta:character-count="60" meta:non-whitespace-character-count="52"/>
    <meta:generator>LibreOffice/5.3.7.2$Windows_X86_64 LibreOffice_project/6b8ed514a9f8b44d37a1b96673cbbdd077e24059</meta:generator>
  </office:meta>
</office:document-meta>
</file>